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7.927cm"/>
    </style:style>
    <style:style style:name="co7" style:family="table-column">
      <style:table-column-properties fo:break-before="auto" style:column-width="1.639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107">
      <style:table-cell-properties fo:background-color="#9999ff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 style:data-style-name="N15106">
      <style:table-cell-properties fo:background-color="#9999ff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15106">
      <style:table-cell-properties fo:background-color="#9999ff" fo:border="0.002cm solid #000000"/>
    </style:style>
    <style:style style:name="ce8" style:family="table-cell" style:parent-style-name="Default" style:data-style-name="N107">
      <style:table-cell-properties fo:background-color="#ff420e"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 style:data-style-name="N107">
      <style:table-cell-properties fo:background-color="#ff420e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1" table:default-cell-style-name="ce3"/>
        <table:table-column table:style-name="co5" table:default-cell-style-name="ce4"/>
        <table:table-column table:style-name="co1" table:default-cell-style-name="ce5"/>
        <table:table-column table:style-name="co6" table:default-cell-style-name="ce4"/>
        <table:table-column table:style-name="co1" table:default-cell-style-name="ce3"/>
        <table:table-column table:style-name="co7" table:default-cell-style-name="ce4"/>
        <table:table-column table:style-name="co8" table:default-cell-style-name="ce5"/>
        <table:table-column table:style-name="co8" table:default-cell-style-name="ce4"/>
        <table:table-column table:style-name="co1" table:default-cell-style-name="ce3"/>
        <table:table-column table:style-name="co9" table:default-cell-style-name="ce4"/>
        <table:table-column table:style-name="co1" table:default-cell-style-name="ce5"/>
        <table:table-column table:style-name="co10" table:default-cell-style-name="ce4"/>
        <table:table-row table:style-name="ro1">
          <table:table-cell table:style-name="ce1" office:value-type="string" table:number-columns-spanned="4" table:number-rows-spanned="1">
            <text:p>Semaine 6 : 14 – 20 mai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5 : 21 – 27 mai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4 : 28 mai – 3 juin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3 : 04 – 10 juin</text:p>
          </table:table-cell>
          <table:covered-table-cell/>
          <table:covered-table-cell table:style-name="ce4"/>
          <table:covered-table-cell/>
        </table:table-row>
        <table:table-row table:style-name="ro1">
          <table:table-cell table:style-name="ce2" office:value-type="date" office:date-value="2012-05-14" table:number-columns-spanned="1" table:number-rows-spanned="2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 table:style-name="ce6" office:value-type="date" office:date-value="2012-05-21" table:number-columns-spanned="1" table:number-rows-spanned="2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table:style-name="ce2" office:value-type="date" office:date-value="2012-05-28" table:number-columns-spanned="1" table:number-rows-spanned="2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table:style-name="ce2" office:value-type="date" office:date-value="2012-05-04" table:number-columns-spanned="1" table:number-rows-spanned="2">
            <text:p>ve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</table:table-row>
        <table:table-row table:style-name="ro1">
          <table:covered-table-cell/>
          <table:table-cell/>
          <table:table-cell table:number-columns-spanned="2" table:number-rows-spanned="1"/>
          <table:covered-table-cell/>
          <table:covered-table-cell table:style-name="ce7"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 table:number-columns-repeated="2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 table:style-name="ce7" office:value-type="date" office:date-value="2012-05-22">
            <text:p>mar. 22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 table:style-name="ce7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 table:style-name="Default"/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 table:style-name="ce7" office:value-type="date" office:date-value="2012-05-26">
            <text:p>sam. 26 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 table:number-columns-spanned="1" table:number-rows-spanned="2">
            <text:p>dim. 20</text:p>
          </table:table-cell>
          <table:table-cell/>
          <table:table-cell table:number-columns-spanned="2" table:number-rows-spanned="1"/>
          <table:covered-table-cell/>
          <table:table-cell table:style-name="ce6" office:value-type="date" office:date-value="2012-05-27" table:number-columns-spanned="1" table:number-rows-spanned="2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 table:style-name="ce2" office:value-type="date" office:date-value="2012-05-03" table:number-columns-spanned="1" table:number-rows-spanned="2">
            <text:p>jeu. 3</text:p>
          </table:table-cell>
          <table:table-cell/>
          <table:table-cell table:number-columns-spanned="2" table:number-rows-spanned="1"/>
          <table:covered-table-cell/>
          <table:table-cell table:style-name="ce2" office:value-type="date" office:date-value="2012-05-10" table:number-columns-spanned="1" table:number-rows-spanned="2">
            <text:p>jeu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</table:table-row>
        <table:table-row table:style-name="ro1">
          <table:covered-table-cell/>
          <table:table-cell/>
          <table:table-cell table:number-columns-spanned="2" table:number-rows-spanned="1"/>
          <table:covered-table-cell/>
          <table:covered-table-cell table:style-name="ce7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 table:number-columns-repeated="2"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4" table:number-rows-spanned="1">
            <text:p>Semaine 2 : <text:s/>11 – 17 juin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1 : 18 – 24 juin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0 : 25 juin – 1 juillet</text:p>
          </table:table-cell>
          <table:covered-table-cell/>
          <table:covered-table-cell table:style-name="ce4"/>
          <table:covered-table-cell/>
          <table:table-cell table:style-name="ce1" office:value-type="string" table:number-columns-spanned="4" table:number-rows-spanned="1">
            <text:p>Semaine -1 : 2 – 08 juillet</text:p>
          </table:table-cell>
          <table:covered-table-cell/>
          <table:covered-table-cell table:style-name="ce4"/>
          <table:covered-table-cell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 et de l'électricité dans les salles</text:p>
          </table:table-cell>
          <table:covered-table-cell/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</table:table-row>
        <table:table-row table:style-name="ro1">
          <table:table-cell table:style-name="ce2" office:value-type="date" office:date-value="2012-05-15" table:number-columns-spanned="1" table:number-rows-spanned="2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table:style-name="ce2" office:value-type="date" office:date-value="2012-05-22" table:number-columns-spanned="1" table:number-rows-spanned="2">
            <text:p>mar. 22</text:p>
          </table:table-cell>
          <table:table-cell/>
          <table:table-cell table:number-columns-spanned="2" table:number-rows-spanned="1"/>
          <table:covered-table-cell/>
          <table:table-cell table:style-name="ce8" office:value-type="date" office:date-value="2012-06-29" table:number-columns-spanned="1" table:number-rows-spanned="2">
            <text:p>ven. 29</text:p>
          </table:table-cell>
          <table:table-cell/>
          <table:table-cell table:number-columns-spanned="2" table:number-rows-spanned="1"/>
          <table:covered-table-cell/>
          <table:table-cell table:style-name="ce2" office:value-type="date" office:date-value="2012-05-06" table:number-columns-spanned="1" table:number-rows-spanned="2">
            <text:p>dim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covered-table-cell table:style-name="ce9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 table:style-name="ce9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 table:style-name="ce9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date-style style:name="N107">
      <number:day-of-week/>
      <number:text> </number:text>
      <number:day/>
    </number:date-style>
    <number:date-style style:name="N15106" number:language="fr" number:country="FR">
      <number:day-of-week/>
      <number:text> </number:text>
      <number:day/>
      <number:text> </number:text>
    </number:date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13/05/2012</text:date>, <text:time>18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lphine </meta:initial-creator>
    <meta:creation-date>2012-05-13T17:04:50</meta:creation-date>
    <dc:date>2012-05-13T18:02:25</dc:date>
    <dc:creator>delphine </dc:creator>
    <meta:editing-duration>PT57M38S</meta:editing-duration>
    <meta:editing-cycles>13</meta:editing-cycles>
    <meta:generator>LibreOffice/3.3$Linux LibreOffice_project/330m19$Build-202</meta:generator>
    <meta:document-statistic meta:table-count="1" meta:cell-count="110" meta:object-count="0"/>
  </office:meta>
</office:document-meta>
</file>